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ContentNegotiationStrategy.ge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ContentNegotiationStrategy.setParameterName(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ContentNegotiationStrategy.getMediaTypeKey(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ContentNegotiationStrategy.ParameterContentNegotiationStrategy( Map &lt; String ,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